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CEB000009B0C515790421401FAA.png" manifest:media-type="image/png"/>
  <manifest:file-entry manifest:full-path="Pictures/1000020100000CEB000009B0121845E111B19A42.png" manifest:media-type="image/png"/>
  <manifest:file-entry manifest:full-path="Pictures/1000020100000CEB000009B092F1BA87A1FC30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5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4pt" style:font-size-asian="20pt" style:font-size-complex="20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15pt" style:font-size-asian="13pt" style:font-size-complex="13pt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Project 1</text:p>
          </draw:text-box>
        </draw:frame>
        <draw:frame draw:style-name="gr1" draw:text-style-name="P1" draw:layer="layout" svg:width="16.002cm" svg:height="1.916cm" svg:x="11.176cm" svg:y="12.828cm">
          <draw:text-box>
            <text:p><text:span text:style-name="T1">Shad Sterling, November 2019</text:span></text:p>
            <text:p><text:span text:style-name="T1">CSC 6210 - Introduction to Robotics</text:span></text:p>
            <text:p><text:span text:style-name="T1">Dr. Ashwin Ashok</text:span></text:p>
          </draw:text-box>
        </draw:frame>
        <draw:frame draw:style-name="gr2" draw:text-style-name="P2" draw:layer="layout" svg:width="14.986cm" svg:height="6.858cm" svg:x="4.318cm" svg:y="2.286cm">
          <draw:text-box>
            <text:list text:style-name="L1">
              <text:list-item>
                <text:p><text:span text:style-name="T2">Module 3 Problem 1</text:span><text:span text:style-name="T3"><text:line-break/></text:span><text:span text:style-name="T4">with added Streaming Video</text:span></text:p>
                <text:p/>
              </text:list-item>
              <text:list-item>
                <text:p><text:span text:style-name="T2">Module 5 Exercise 2</text:span><text:span text:style-name="T3"><text:line-break/></text:span><text:span text:style-name="T4">with added Backing Awa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Module 3 Problem 1</text:span><text:span text:style-name="T3"> </text:span><text:span text:style-name="T4">with added Streaming Video</text:span></text:p>
          </draw:text-box>
        </draw:frame>
        <draw:frame presentation:style-name="pr4" draw:layer="layout" svg:width="26.67cm" svg:height="10.285cm" svg:x="0.762cm" svg:y="3.685cm" presentation:class="outline" presentation:user-transformed="true">
          <draw:text-box>
            <text:list text:style-name="L2">
              <text:list-item>
                <text:p>Streaming Video was one of the Bonus options</text:p>
                <text:list>
                  <text:list-item>
                    <text:p><text:span text:style-name="T5">This was where my distance sensor stopped working entirely,</text:span><text:span text:style-name="T5"><text:line-break/></text:span><text:span text:style-name="T5">so I didn’t finish the basic requirements much less any bonus</text:span></text:p>
                    <text:list>
                      <text:list-item>
                        <text:p><text:span text:style-name="T6">Had to replace the GoPiGo board to get it working</text:span></text:p>
                        <text:list>
                          <text:list-item>
                            <text:p><text:span text:style-name="T7">(I really hope it works today!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Used the example given in the Bonus Hint</text:span></text:p>
                    <text:list>
                      <text:list-item>
                        <text:p><text:span text:style-name="T8"><text:a xlink:href="https://github.com/DexterInd/GoPiGo3/tree/master/Projects/RemoteCameraRobot" xlink:type="simple">https://github.com/DexterInd/GoPiGo3/tree/master/Projects/RemoteCameraRobot</text:a></text:span></text:p>
                      </text:list-item>
                    </text:list>
                  </text:list-item>
                  <text:list-item>
                    <text:p><text:span text:style-name="T5">Added to provided solution rather than my original solution because use of Jupyter was prohibited for this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Module 5 Exercise 2</text:span><text:span text:style-name="T3"> </text:span><text:span text:style-name="T4">with added Backing Away</text:span></text:p>
          </draw:text-box>
        </draw:frame>
        <draw:frame presentation:style-name="pr4" draw:layer="layout" svg:width="26.67cm" svg:height="10.285cm" svg:x="0.762cm" svg:y="3.686cm" presentation:class="outline" presentation:user-transformed="true">
          <draw:text-box>
            <text:list text:style-name="L2">
              <text:list-item>
                <text:p><text:s/>Backing Away was not discussed in the original</text:p>
                <text:list>
                  <text:list-item>
                    <text:p><text:span text:style-name="T5">Also depends on distance sensor working with GoPiGo board</text:span></text:p>
                  </text:list-item>
                  <text:list-item>
                    <text:p><text:span text:style-name="T5">No example was followed</text:span></text:p>
                  </text:list-item>
                  <text:list-item>
                    <text:p><text:span text:style-name="T5">Added to provided example because</text:span><text:span text:style-name="T5"><text:line-break/></text:span><text:span text:style-name="T5">Module 5 didn’t require any origina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Any Questions?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92F1BA87A1FC30A6.png" xlink:type="simple" xlink:show="embed" xlink:actuate="onLoad"/>
    <draw:fill-image draw:name="Bitmap_20_2" draw:display-name="Bitmap 2" xlink:href="Pictures/1000020100000CEB000009B0121845E111B19A42.png" xlink:type="simple" xlink:show="embed" xlink:actuate="onLoad"/>
    <draw:fill-image draw:name="background" xlink:href="Pictures/1000020100000CEB000009B0C515790421401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8:03:57.027575385</meta:creation-date>
    <meta:editing-duration>PT11H29M58S</meta:editing-duration>
    <meta:editing-cycles>4</meta:editing-cycles>
    <meta:generator>LibreOffice/6.2.5.2$MacOSX_X86_64 LibreOffice_project/1ec314fa52f458adc18c4f025c545a4e8b22c159</meta:generator>
    <dc:title>Portfolio</dc:title>
    <dc:date>2019-11-13T08:41:21.406402034</dc:date>
    <meta:document-statistic meta:object-count="59"/>
  </office:meta>
</office:document-meta>
</file>